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7790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8">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7">7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4:12:53.562000000</dc:date>
    <meta:editing-duration>PT2H30M57S</meta:editing-duration>
    <meta:editing-cycles>7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3" meta:non-whitespace-character-count="32"/>
  </office:meta>
</office:document-meta>
</file>